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 neue" svg:font-family="'helvetica neue', helvetica, 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 style:list-style-name="L1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Text_20_body" style:list-style-name="L1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11" style:family="paragraph" style:parent-style-name="Text_20_body">
      <style:paragraph-properties fo:margin-top="0cm" fo:margin-bottom="0cm" fo:text-align="start" style:justify-single-word="false" fo:orphans="2" fo:widows="2" fo:padding="0cm" fo:border="none"/>
      <style:text-properties style:font-name="Muli" fo:font-size="12pt" style:font-name-asian="Muli1" style:font-size-asian="12pt" style:font-name-complex="Muli1" style:font-size-complex="12pt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5" style:family="text">
      <style:text-properties fo:font-weight="normal"/>
    </style:style>
    <style:style style:name="T6" style:family="text">
      <style:text-properties fo:font-variant="normal" fo:text-transform="none" fo:color="#525252" style:font-name="helvetica neue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p text:style-name="P6"/>
      <text:list xml:id="list467407460507538971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6"/>
      <text:p text:style-name="P2"><text:span text:style-name="T4">Answer: </text:span><text:span text:style-name="T3"><text:tab/></text:span></text:p>
      <text:p text:style-name="P6"><text:s text:c="11"/>Java Script</text:p>
      <text:p text:style-name="P6"/>
      <text:p text:style-name="P2"><text:span text:style-name="T3">2. Which one of the following is a Declarative Language?</text:span></text:p>
      <text:p text:style-name="P6"/>
      <text:list xml:id="list7946269817035146284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6"/>
      <text:p text:style-name="P2"><text:span text:style-name="T4">Answer: </text:span></text:p>
      <text:list xml:id="list33773825" text:continue-numbering="true" text:style-name="WWNum1">
        <text:list-header>
          <text:p text:style-name="P4"><text:span text:style-name="T3">HTML</text:span></text:p>
        </text:list-header>
      </text:list>
      <text:p text:style-name="P6"/>
      <text:p text:style-name="P6"/>
      <text:p text:style-name="P2"><text:span text:style-name="T3">3. Name two uses of a DIV tag?</text:span></text:p>
      <text:p text:style-name="P6"/>
      <text:p text:style-name="P2"><text:span text:style-name="T4">Answer:</text:span></text:p>
      <text:list xml:id="list2076597941510857462" text:style-name="L1">
        <text:list-item>
          <text:p text:style-name="P7">it defines as a division or a section in html.</text:p>
        </text:list-item>
        <text:list-item>
          <text:p text:style-name="P10">The <text:span text:style-name="T5">div tag </text:span>is used in HTML to make divisions <text:span text:style-name="T5">of </text:span>content in the web page like (text, images, header, navigation bar, etc).</text:p>
        </text:list-item>
      </text:list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4. What is the difference between relative positioning and absolute positioning in HTML?</text:span></text:p>
      <text:p text:style-name="P6"/>
      <text:p text:style-name="P2"><text:span text:style-name="T4">Answer: </text:span></text:p>
      <text:p text:style-name="P8"><text:span text:style-name="T6">An absolute position element is positioned relative to the first parent element that has a position other than static. A relative positioned element is positioned relative to its normal position.</text:span> </text:p>
      <text:p text:style-name="P8"><text:s text:c="4"/></text:p>
      <text:p text:style-name="P8"/>
      <text:p text:style-name="P8"/>
      <text:p text:style-name="P2"><text:span text:style-name="T3">5. What is the use of opacity in CSS?</text:span></text:p>
      <text:p text:style-name="P2"><text:span text:style-name="T4">Answer: </text:span></text:p>
      <text:p text:style-name="P6">it is used for adjusting visibility</text:p>
      <text:p text:style-name="P6"><text:soft-page-break/></text:p>
      <text:p text:style-name="P6"/>
      <text:p text:style-name="P6"/>
      <text:p text:style-name="P2"><text:span text:style-name="T3">6. Which is the programming language used in the React Native Framework?</text:span></text:p>
      <text:p text:style-name="P6"/>
      <text:p text:style-name="P2"><text:span text:style-name="T4">Answer: </text:span></text:p>
      <text:p text:style-name="P6"/>
      <text:p text:style-name="P6"><text:s/>JSX</text:p>
      <text:p text:style-name="P6"/>
      <text:p text:style-name="P2"><text:span text:style-name="T3">7. Which online editor are we using for creating our apps in React Native Framework?</text:span></text:p>
      <text:p text:style-name="P6"/>
      <text:p text:style-name="P2"><text:span text:style-name="T4">Answer: </text:span></text:p>
      <text:p text:style-name="P6"/>
      <text:p text:style-name="P6"/>
      <text:p text:style-name="P6">Snack expo</text:p>
      <text:p text:style-name="P6"/>
      <text:p text:style-name="P6"/>
      <text:p text:style-name="P2"><text:span text:style-name="T3">8. Write the steps to test your first designed app in the online editor on mobile.</text:span></text:p>
      <text:p text:style-name="P6"/>
      <text:p text:style-name="P2"><text:span text:style-name="T4">Answer:</text:span></text:p>
      <text:p text:style-name="P6"/>
      <text:p text:style-name="P6"/>
      <text:p text:style-name="P6">first write code then had to choose by which had to run <text:s/>- I.O.S , web , android and my device.</text:p>
      <text:p text:style-name="P6"/>
      <text:p text:style-name="P6"/>
      <text:p text:style-name="P6"/>
      <text:p text:style-name="P6"/>
      <text:p text:style-name="P2"><text:span text:style-name="T3">9. What is the use of the render function in React Native Framework?</text:span></text:p>
      <text:p text:style-name="P6"/>
      <text:p text:style-name="P2"><text:span text:style-name="T4">Answer: </text:span></text:p>
      <text:p text:style-name="P6"/>
      <text:p text:style-name="P6">render helps to run the code without any glitches.</text:p>
      <text:p text:style-name="P6"/>
      <text:p text:style-name="P6"/>
      <text:p text:style-name="P6"/>
      <text:p text:style-name="P6"/>
      <text:p text:style-name="P2"><text:span text:style-name="T3">10. What is the use of the return function in the React Native Framework?</text:span></text:p>
      <text:p text:style-name="P6"/>
      <text:p text:style-name="P2"><text:span text:style-name="T4">Answer:</text:span></text:p>
      <text:p text:style-name="P6"/>
      <text:p text:style-name="P6">it helps to display any text or other on screen</text:p>
      <text:p text:style-name="P6"/>
      <text:p text:style-name="P2"><text:span text:style-name="T3">11. What are the various components in your first app that you designed?</text:span></text:p>
      <text:p text:style-name="P6"/>
      <text:p text:style-name="P2"><text:span text:style-name="T4">Answer: </text:span></text:p>
      <text:p text:style-name="P6"/>
      <text:p text:style-name="P6">ImageBackground , text, Butt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 neue" svg:font-family="'helvetica neue', helvetica, 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Amit Pandya</dc:creator>
    <meta:editing-cycles>2</meta:editing-cycles>
    <meta:creation-date>2021-01-06T05:46:00</meta:creation-date>
    <dc:date>2021-04-28T13:54:12.91</dc:date>
    <meta:editing-duration>PT2S</meta:editing-duration>
    <meta:generator>OpenOffice/4.1.9$Win32 OpenOffice.org_project/419m1$Build-9805</meta:generator>
    <meta:document-statistic meta:table-count="0" meta:image-count="0" meta:object-count="0" meta:page-count="2" meta:paragraph-count="44" meta:word-count="288" meta:character-count="16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